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なつき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かみなりのいし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つきのいし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ほのおのいし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みずのいし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リーフのいし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たいようのいし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4T14:52:42.980494300</dc:date>
    <meta:editing-duration>PT15H20M55S</meta:editing-duration>
    <meta:editing-cycles>21</meta:editing-cycles>
    <meta:generator>LibreOffice/7.3.7.2$Linux_X86_64 LibreOffice_project/30$Build-2</meta:generator>
    <meta:document-statistic meta:table-count="1" meta:cell-count="90" meta:object-count="0"/>
  </office:meta>
</office:document-meta>
</file>